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.106cm" svg:stroke-color="#000000" draw:marker-start-width="0.359cm" draw:marker-end-width="0.359cm" svg:stroke-linecap="round" draw:fill="none" loext:fill-use-slide-background="false" draw:textarea-horizontal-align="justify" draw:textarea-vertical-align="middle" draw:auto-grow-height="false" fo:min-height="16.26cm" fo:min-width="24.9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4.724cm" fo:min-width="7.01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2.184cm" fo:min-width="1.93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2.184cm" fo:min-width="2.03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7cm" fo:min-width="0cm"/>
      <style:paragraph-properties style:writing-mode="lr-tb"/>
    </style:style>
    <style:style style:name="gr10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9cm" fo:min-width="16.01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top" draw:auto-grow-height="false" fo:min-height="11.18cm" fo:min-width="16.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style:font-name="DejaVu Sans Mono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6.51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5.08cm" svg:x="4.81cm" svg:y="7.35cm">
          <text:p text:style-name="P2"><text:span text:style-name="T1">CV32E40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2.54cm" svg:x="13.7cm" svg:y="14.4cm">
          <text:p text:style-name="P4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0.05cm" svg:y="2.84cm">
          <text:p text:style-name="P2"><text:span text:style-name="T2">SRAM</text:span></text:p>
          <text:p text:style-name="P2"><text:span text:style-name="T3">2k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8.62cm" svg:x2="25.13cm" svg:y2="8.62cm">
          <text:p/>
        </draw:line>
        <draw:custom-shape draw:style-name="gr3" draw:text-style-name="P5" draw:layer="layout" svg:width="2.54cm" svg:height="2.54cm" svg:x="21.32cm" svg:y="14.4cm">
          <text:p text:style-name="P4"><text:span text:style-name="T2">WF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4cm" svg:height="2.54cm" svg:x="14.87cm" svg:y="2.84cm">
          <text:p text:style-name="P2"><text:span text:style-name="T2">SPI- </text:span></text:p>
          <text:p text:style-name="P2"><text:span text:style-name="T2">FLASH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2.59cm" svg:y1="11.477cm" svg:x2="22.59cm" svg:y2="13.382cm">
          <text:p/>
        </draw:line>
        <draw:line draw:style-name="gr6" draw:text-style-name="P6" draw:layer="layout" svg:x1="21.955cm" svg:y1="6.397cm" svg:x2="21.955cm" svg:y2="10.842cm">
          <text:p/>
        </draw:line>
        <draw:line draw:style-name="gr7" draw:text-style-name="P1" draw:layer="layout" svg:x1="20.685cm" svg:y1="6.397cm" svg:x2="20.685cm" svg:y2="8.302cm">
          <text:p/>
        </draw:line>
        <draw:line draw:style-name="gr4" draw:text-style-name="P1" draw:layer="layout" svg:x1="12.43cm" svg:y1="11.16cm" svg:x2="25.13cm" svg:y2="11.16cm">
          <text:p/>
        </draw:line>
        <draw:frame draw:style-name="gr8" draw:text-style-name="P7" draw:layer="layout" svg:width="7.631cm" svg:height="0.962cm" svg:x="13.552cm" svg:y="9.355cm">
          <draw:text-box>
            <text:p>OBI - Open Bus Interface</text:p>
          </draw:text-box>
        </draw:frame>
        <draw:custom-shape draw:style-name="gr3" draw:text-style-name="P5" draw:layer="layout" svg:width="2.54cm" svg:height="2.54cm" svg:x="17.51cm" svg:y="14.4cm">
          <text:p text:style-name="P4"><text:span text:style-name="T2">Blink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7cm" svg:y1="11.477cm" svg:x2="14.97cm" svg:y2="13.382cm">
          <text:p/>
        </draw:line>
        <draw:line draw:style-name="gr7" draw:text-style-name="P1" draw:layer="layout" svg:x1="16.24cm" svg:y1="6.397cm" svg:x2="16.24cm" svg:y2="8.302cm">
          <text:p/>
        </draw:line>
        <draw:line draw:style-name="gr7" draw:text-style-name="P1" draw:layer="layout" svg:x1="18.78cm" svg:y1="11.477cm" svg:x2="18.78cm" svg:y2="13.382cm">
          <text:p/>
        </draw:line>
        <draw:frame draw:style-name="gr9" draw:text-style-name="P7" draw:layer="layout" svg:width="1.738cm" svg:height="0.962cm" svg:x="10.525cm" svg:y="7.985cm">
          <draw:text-box>
            <text:p>Instr</text:p>
          </draw:text-box>
        </draw:frame>
        <draw:frame draw:style-name="gr8" draw:text-style-name="P7" draw:layer="layout" svg:width="1.84cm" svg:height="0.962cm" svg:x="10.525cm" svg:y="10.525cm">
          <draw:text-box>
            <text:p>Data</text:p>
          </draw:text-box>
        </draw:frame>
        <draw:frame draw:style-name="gr8" draw:text-style-name="P7" draw:layer="layout" svg:width="3.017cm" svg:height="0.763cm" svg:x="19.815cm" svg:y="5.47cm">
          <draw:text-box>
            <text:p><text:span text:style-name="T4">0x000</text:span><text:span text:style-name="T4">00000</text:span></text:p>
          </draw:text-box>
        </draw:frame>
        <draw:frame draw:style-name="gr8" draw:text-style-name="P9" draw:layer="layout" svg:width="3.017cm" svg:height="0.763cm" svg:x="14.663cm" svg:y="5.47cm">
          <draw:text-box>
            <text:p text:style-name="P8"><text:span text:style-name="T4">0x02000000</text:span></text:p>
          </draw:text-box>
        </draw:frame>
        <draw:frame draw:style-name="gr8" draw:text-style-name="P9" draw:layer="layout" svg:width="3.067cm" svg:height="0.763cm" svg:x="13.493cm" svg:y="13.673cm">
          <draw:text-box>
            <text:p text:style-name="P8"><text:span text:style-name="T4">0x0A000000</text:span></text:p>
          </draw:text-box>
        </draw:frame>
        <draw:frame draw:style-name="gr8" draw:text-style-name="P9" draw:layer="layout" svg:width="3.042cm" svg:height="0.763cm" svg:x="17.331cm" svg:y="13.673cm">
          <draw:text-box>
            <text:p text:style-name="P8"><text:span text:style-name="T4">0x0F000000</text:span></text:p>
          </draw:text-box>
        </draw:frame>
        <draw:frame draw:style-name="gr8" draw:text-style-name="P9" draw:layer="layout" svg:width="3.067cm" svg:height="0.763cm" svg:x="21.158cm" svg:y="13.664cm">
          <draw:text-box>
            <text:p text:style-name="P8"><text:span text:style-name="T4">0x0B000000</text:span></text:p>
          </draw:text-box>
        </draw:frame>
      </draw:page>
      <draw:page draw:name="page2" draw:style-name="dp1" draw:master-page-name="Default">
        <draw:custom-shape draw:style-name="gr10" draw:text-style-name="P11" draw:layer="layout" svg:width="16.51cm" svg:height="2.54cm" svg:x="6.08cm" svg:y="2.27cm">
          <text:p text:style-name="P10"><text:span text:style-name="T5"><text:s text:c="3"/></text:span><text:span text:style-name="T5">Address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.51cm" svg:height="11.43cm" svg:x="6.08cm" svg:y="6.08cm">
          <text:p text:style-name="P12"><text:span text:style-name="T6"/></text:p>
          <text:p text:style-name="P12"><text:span text:style-name="T7">0x00000000 – </text:span><text:span text:style-name="T8">0x000007FF: 2kB SRAM</text:span></text:p>
          <text:p text:style-name="P12"><text:span text:style-name="T6"/></text:p>
          <text:p text:style-name="P12"><text:span text:style-name="T7">0x0A000000 – 0x0AFFFFFF</text:span><text:span text:style-name="T8">: WFG</text:span></text:p>
          <text:p text:style-name="P12"><text:span text:style-name="T6"/></text:p>
          <text:p text:style-name="P12"><text:span text:style-name="T7">0x0E000000 – 0x0E000000: UART base reg</text:span></text:p>
          <text:p text:style-name="P12"><text:span text:style-name="T6"/></text:p>
          <text:p text:style-name="P12"><text:span text:style-name="T7">0x0F000000 – </text:span><text:span text:style-name="T8">0x007FFFFF: 8 MB SPI Flash</text:span></text:p>
          <text:p text:style-name="P12"><text:span text:style-name="T9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ser</meta:initial-creator>
    <meta:creation-date>2023-04-24T16:50:23.672509650</meta:creation-date>
    <dc:date>2023-05-08T15:29:34.700505228</dc:date>
    <dc:creator>Leo Moser</dc:creator>
    <meta:editing-duration>PT26M12S</meta:editing-duration>
    <meta:editing-cycles>29</meta:editing-cycles>
    <meta:generator>LibreOffice/7.4.5.1$Linux_X86_64 LibreOffice_project/40$Build-1</meta:generator>
    <meta:document-statistic meta:object-count="25"/>
  </office:meta>
</office:document-meta>
</file>